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sh, Ailun, Joey,</text:p>
      <text:p text:style-name="Standard"/>
      <text:p text:style-name="Standard">1) I went to University of Michigan for undergraduate &amp; medical school, then did my residency (specialty) training in Family Medicine (1 year) and Psychiatry (3 years), then became faculty in Psychiatry (and later also in Family Medicine). While faculty, I did a 3 year faculty fellowship in teaching about addiction.</text:p>
      <text:p text:style-name="Standard"/>
      <text:p text:style-name="Standard">Then I moved to Brown University Program in Medicine in Rhode Island, where I did a lot of research and writing, also started and led a large Veterans Administration addiction program.</text:p>
      <text:p text:style-name="Standard"/>
      <text:p text:style-name="Standard">Then I moved to the University of Massachusetts Medical School (in Worcester), where I did more teaching (especially of faculty) and research. I ran an addiction service there too.</text:p>
      <text:p text:style-name="Standard"/>
      <text:p text:style-name="Standard">Then I came back to my home town of Kalamazoo to work at MSU/Kalamazoo Center for Medical Studies (which in 2012 became WMU Homer Stryker MD School of Medicine). Here I participated in starting the Department of Psychiatry Residency Training Program. I was Medical Director of the Jim Gilmore Center (detox and rehabilitation program) for the last 18 years.</text:p>
      <text:p text:style-name="Standard"/>
      <text:p text:style-name="Standard">I trained as a family therapist and addiction psychiatrist. I am a teacher, scientist, clinician, author, editor and administrator. I am nationally known for my work. I have published over 110 articles, chapters, books, and edited the Journal of Substance Abuse for 10 years. My research has included families with addiction, detoxification, treatment approaches to addiction, craving, relapse, addiction and depression during pregnancy. I am very interested in teaching about the neurobiology of addiction. I am Director of Research for the Department of Psychiatry, and teach about research to residents and faculty.</text:p>
      <text:p text:style-name="Standard"/>
      <text:p text:style-name="Standard">2) I teach at WMU Homer Stryker MD School of Medicine Department of Psychiatry. I teach psychiatry residents. I also am beginning to teach the new medical students. I also teach other faculty, other residents, and other disciplines (e.g., social workers, psychologists, medical doctors, nurses). Our academic office is in the basement of the North Professional Bldg at Borgess.</text:p>
      <text:p text:style-name="Standard"/>
      <text:p text:style-name="Standard">I have a small private practice of psychiatry which I am in the process of closing down due to my cancer. This office is in Oshtemo. In the past I had about 70 outpatients that I managed, plus I was in charge of the care of 42 residential patients at the Jim Gilmore Center.</text:p>
      <text:p text:style-name="Standard"/>
      <text:p text:style-name="Standard">3) My patients mostly are struggling to stop drinking, smoking, or using other drugs to excess when they first come to me. I work with them to help them stop abusing their drugs, and then work to help them stay sober in recovery. I often work with their families to accomplish these goals. Frequently, my patients relapse to using their favorite drug, or sometimes a new drug, so we have to work on that when it occurs. Sometimes doctors prescribe things for them that they cannot resist abusing. And sometimes, street drugs, foods (e.g., caffeinated treats, alcoholic beverages), and over the counter remedies may cause relapses.</text:p>
      <text:p text:style-name="Standard"/>
      <text:p text:style-name="Standard">Many of my patients also have other disorders including depression, attention disorders, anxiety disorders, PTSD, and social problems including family probl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hua Inniger</meta:initial-creator>
    <meta:creation-date>2014-12-11T19:10:38.61</meta:creation-date>
    <meta:document-statistic meta:table-count="0" meta:image-count="0" meta:object-count="0" meta:page-count="1" meta:paragraph-count="10" meta:word-count="505" meta:character-count="3115"/>
    <dc:date>2014-12-11T19:10:52.25</dc:date>
    <dc:creator>Joshua Inniger</dc:creator>
    <meta:editing-duration>PT13S</meta:editing-duration>
    <meta:editing-cycles>1</meta:editing-cycles>
    <meta:generator>OpenOffice/4.1.1$Win32 OpenOffice.org_project/411m6$Build-9775</meta:generator>
  </office:meta>
</office:document-meta>
</file>